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1" style:family="text">
      <style:text-properties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T1">Trent John Alexander-Arnold</text:span> (born 7 October 1998) is an English professional <text:a xlink:type="simple" xlink:href="https://en.wikipedia.org/wiki/Association_football" text:style-name="Internet_20_link" text:visited-style-name="Visited_20_Internet_20_Link">footballer</text:a> who plays as a <text:a xlink:type="simple" xlink:href="https://en.wikipedia.org/wiki/Right-back" text:style-name="Internet_20_link" text:visited-style-name="Visited_20_Internet_20_Link">right-back</text:a> for <text:a xlink:type="simple" xlink:href="https://en.wikipedia.org/wiki/Premier_League" text:style-name="Internet_20_link" text:visited-style-name="Visited_20_Internet_20_Link">Premier League</text:a> club <text:a xlink:type="simple" xlink:href="https://en.wikipedia.org/wiki/Liverpool_F.C." text:style-name="Internet_20_link" text:visited-style-name="Visited_20_Internet_20_Link">Liverpool</text:a> and the <text:a xlink:type="simple" xlink:href="https://en.wikipedia.org/wiki/England_national_football_team" text:style-name="Internet_20_link" text:visited-style-name="Visited_20_Internet_20_Link">England national team</text:a>. Considered one of the best full-backs in the world, he is known for his range of passing, crossing and assists.<text:bookmark text:name="cite_ref-Passing_2-0"/><text:a xlink:type="simple" xlink:href="https://en.wikipedia.org/wiki/Trent_Alexander-Arnold#cite_note-Passing-2" text:style-name="Internet_20_link" text:visited-style-name="Visited_20_Internet_20_Link">[2]</text:a><text:bookmark text:name="cite_ref-3"/><text:a xlink:type="simple" xlink:href="https://en.wikipedia.org/wiki/Trent_Alexander-Arnold#cite_note-3" text:style-name="Internet_20_link" text:visited-style-name="Visited_20_Internet_20_Link">[3]</text:a><text:bookmark text:name="cite_ref-4"/><text:a xlink:type="simple" xlink:href="https://en.wikipedia.org/wiki/Trent_Alexander-Arnold#cite_note-4" text:style-name="Internet_20_link" text:visited-style-name="Visited_20_Internet_20_Link">[4]</text:a><text:bookmark text:name="cite_ref-5"/><text:a xlink:type="simple" xlink:href="https://en.wikipedia.org/wiki/Trent_Alexander-Arnold#cite_note-5" text:style-name="Internet_20_link" text:visited-style-name="Visited_20_Internet_20_Link">[5]</text:a> </text:p>
      <text:p text:style-name="Text_20_body">Alexander-Arnold joined Liverpool's academy in 2004 and captained the club across its youth levels. He made his senior debut in 2016, at age 18, and played in back-to-back <text:a xlink:type="simple" xlink:href="https://en.wikipedia.org/wiki/UEFA_Champions_League" text:style-name="Internet_20_link" text:visited-style-name="Visited_20_Internet_20_Link">UEFA Champions League</text:a> finals in <text:a xlink:type="simple" xlink:href="https://en.wikipedia.org/wiki/2018_UEFA_Champions_League_Final" text:style-name="Internet_20_link" text:visited-style-name="Visited_20_Internet_20_Link">2018</text:a> and <text:a xlink:type="simple" xlink:href="https://en.wikipedia.org/wiki/2019_UEFA_Champions_League_Final" text:style-name="Internet_20_link" text:visited-style-name="Visited_20_Internet_20_Link">2019</text:a>, winning the latter, and being named in the Champions League Squad of the Season. These appearances made Alexander-Arnold the youngest player to start in consecutive finals in the competition. In the same year, he won the <text:a xlink:type="simple" xlink:href="https://en.wikipedia.org/wiki/2019_UEFA_Super_Cup" text:style-name="Internet_20_link" text:visited-style-name="Visited_20_Internet_20_Link">UEFA Super Cup</text:a> and the <text:a xlink:type="simple" xlink:href="https://en.wikipedia.org/wiki/2019_FIFA_Club_World_Cup" text:style-name="Internet_20_link" text:visited-style-name="Visited_20_Internet_20_Link">FIFA Club World Cup</text:a>. In domestic football, he won the 2019–20 <text:a xlink:type="simple" xlink:href="https://en.wikipedia.org/wiki/PFA_Young_Player_of_the_Year" text:style-name="Internet_20_link" text:visited-style-name="Visited_20_Internet_20_Link">PFA Young Player of the Year</text:a> and the inaugural <text:a xlink:type="simple" xlink:href="https://en.wikipedia.org/wiki/Premier_League_Young_Player_of_the_Season" text:style-name="Internet_20_link" text:visited-style-name="Visited_20_Internet_20_Link">Premier League Young Player of the Season</text:a> awards, has thrice been named in the <text:a xlink:type="simple" xlink:href="https://en.wikipedia.org/wiki/PFA_Team_of_the_Year" text:style-name="Internet_20_link" text:visited-style-name="Visited_20_Internet_20_Link">PFA Team of the Year</text:a>, and helped end Liverpool's <text:a xlink:type="simple" xlink:href="https://en.wikipedia.org/wiki/2019–20_Liverpool_F.C._season" text:style-name="Internet_20_link" text:visited-style-name="Visited_20_Internet_20_Link">30-year league title drought</text:a> by winning the <text:a xlink:type="simple" xlink:href="https://en.wikipedia.org/wiki/2019–20_Premier_League" text:style-name="Internet_20_link" text:visited-style-name="Visited_20_Internet_20_Link">2019–20 Premier League</text:a>. His success in 2020 led to his selection in the <text:a xlink:type="simple" xlink:href="https://en.wikipedia.org/wiki/FIFPRO#FIFA_FIFPRO_Men's_World_11" text:style-name="Internet_20_link" text:visited-style-name="Visited_20_Internet_20_Link">FIFA FIFPRO Men's World 11</text:a>. He also won both domestic cups (the <text:a xlink:type="simple" xlink:href="https://en.wikipedia.org/wiki/2021–22_EFL_Cup" text:style-name="Internet_20_link" text:visited-style-name="Visited_20_Internet_20_Link">EFL Cup</text:a> and <text:a xlink:type="simple" xlink:href="https://en.wikipedia.org/wiki/2021–22_FA_Cup" text:style-name="Internet_20_link" text:visited-style-name="Visited_20_Internet_20_Link">FA Cup</text:a>) in the 2021–22 season. The same season, Alexander-Arnold once again finished in second place in the Premier League and in the Champions League, losing the <text:a xlink:type="simple" xlink:href="https://en.wikipedia.org/wiki/2022_UEFA_Champions_League_Final" text:style-name="Internet_20_link" text:visited-style-name="Visited_20_Internet_20_Link">final</text:a> again to <text:a xlink:type="simple" xlink:href="https://en.wikipedia.org/wiki/Real_Madrid" text:style-name="Internet_20_link" text:visited-style-name="Visited_20_Internet_20_Link">Real Madrid</text:a>. </text:p>
      <text:p text:style-name="Text_20_body">Alexander-Arnold has also represented England at various youth levels and made his senior debut in 2018. He has since featured at the <text:a xlink:type="simple" xlink:href="https://en.wikipedia.org/wiki/2018_FIFA_World_Cup" text:style-name="Internet_20_link" text:visited-style-name="Visited_20_Internet_20_Link">2018 FIFA World Cup</text:a>, where he became only the fourth teenager to start a match for England in the tournament, in the <text:a xlink:type="simple" xlink:href="https://en.wikipedia.org/wiki/2018–19_UEFA_Nations_League" text:style-name="Internet_20_link" text:visited-style-name="Visited_20_Internet_20_Link">2018–19 UEFA Nations League</text:a>, where his nation finished in third place in the inaugural edition of the competition, and the <text:a xlink:type="simple" xlink:href="https://en.wikipedia.org/wiki/2022_FIFA_World_Cup" text:style-name="Internet_20_link" text:visited-style-name="Visited_20_Internet_20_Link">2022 World Cup</text:a>. </text:p>
      <text:h text:style-name="Heading_20_2" text:outline-level="2"><text:bookmark text:name="Early_life.2C_education_and_early_career"/><text:bookmark text:name="Early_life,_education_and_early_career"/>Early life, education and early career</text:h>
      <text:p text:style-name="Text_20_body">Trent John Alexander-Arnold<text:bookmark text:name="cite_ref-6"/><text:a xlink:type="simple" xlink:href="https://en.wikipedia.org/wiki/Trent_Alexander-Arnold#cite_note-6" text:style-name="Internet_20_link" text:visited-style-name="Visited_20_Internet_20_Link">[6]</text:a> was born on 7 October 1998<text:bookmark text:name="cite_ref-7"/><text:a xlink:type="simple" xlink:href="https://en.wikipedia.org/wiki/Trent_Alexander-Arnold#cite_note-7" text:style-name="Internet_20_link" text:visited-style-name="Visited_20_Internet_20_Link">[7]</text:a> in <text:a xlink:type="simple" xlink:href="https://en.wikipedia.org/wiki/West_Derby" text:style-name="Internet_20_link" text:visited-style-name="Visited_20_Internet_20_Link">West Derby</text:a>, Liverpool.<text:bookmark text:name="cite_ref-8"/><text:a xlink:type="simple" xlink:href="https://en.wikipedia.org/wiki/Trent_Alexander-Arnold#cite_note-8" text:style-name="Internet_20_link" text:visited-style-name="Visited_20_Internet_20_Link">[8]</text:a> He attended St Matthew's Catholic Primary School, before later enrolling at <text:a xlink:type="simple" xlink:href="https://en.wikipedia.org/wiki/St_Mary%27s_College,_Crosby" text:style-name="Internet_20_link" text:visited-style-name="Visited_20_Internet_20_Link">St Mary's College</text:a> in <text:a xlink:type="simple" xlink:href="https://en.wikipedia.org/wiki/Crosby,_Merseyside" text:style-name="Internet_20_link" text:visited-style-name="Visited_20_Internet_20_Link">Crosby</text:a>.<text:bookmark text:name="cite_ref-9"/><text:a xlink:type="simple" xlink:href="https://en.wikipedia.org/wiki/Trent_Alexander-Arnold#cite_note-9" text:style-name="Internet_20_link" text:visited-style-name="Visited_20_Internet_20_Link">[9]</text:a><text:bookmark text:name="cite_ref-10"/><text:a xlink:type="simple" xlink:href="https://en.wikipedia.org/wiki/Trent_Alexander-Arnold#cite_note-10" text:style-name="Internet_20_link" text:visited-style-name="Visited_20_Internet_20_Link">[10]</text:a><text:bookmark text:name="cite_ref-11"/><text:a xlink:type="simple" xlink:href="https://en.wikipedia.org/wiki/Trent_Alexander-Arnold#cite_note-11" text:style-name="Internet_20_link" text:visited-style-name="Visited_20_Internet_20_Link">[11]</text:a> When he was six years old, local football club <text:a xlink:type="simple" xlink:href="https://en.wikipedia.org/wiki/Liverpool_F.C." text:style-name="Internet_20_link" text:visited-style-name="Visited_20_Internet_20_Link">Liverpool</text:a> hosted a half-term camp to which a number of pupils from his school were invited, and his was one of the names drawn from a hat to attend. There, he was spotted by academy coach Ian Barrigan who subsequently approached his parents to offer him the chance to join the club's academy. He began training two-to-three times a week, and in a variety of different positions, before later going on to captain the club at U16 and U18 level under coach <text:a xlink:type="simple" xlink:href="https://en.wikipedia.org/wiki/Pepijn_Lijnders" text:style-name="Internet_20_link" text:visited-style-name="Visited_20_Internet_20_Link">Pepijn Lijnders</text:a>.<text:bookmark text:name="cite_ref-JPA_12-0"/><text:a xlink:type="simple" xlink:href="https://en.wikipedia.org/wiki/Trent_Alexander-Arnold#cite_note-JPA-12" text:style-name="Internet_20_link" text:visited-style-name="Visited_20_Internet_20_Link">[12]</text:a><text:bookmark text:name="cite_ref-13"/><text:a xlink:type="simple" xlink:href="https://en.wikipedia.org/wiki/Trent_Alexander-Arnold#cite_note-13" text:style-name="Internet_20_link" text:visited-style-name="Visited_20_Internet_20_Link">[13]</text:a><text:bookmark text:name="cite_ref-14"/><text:a xlink:type="simple" xlink:href="https://en.wikipedia.org/wiki/Trent_Alexander-Arnold#cite_note-14" text:style-name="Internet_20_link" text:visited-style-name="Visited_20_Internet_20_Link">[14]</text:a><text:bookmark text:name="cite_ref-15"/><text:a xlink:type="simple" xlink:href="https://en.wikipedia.org/wiki/Trent_Alexander-Arnold#cite_note-15" text:style-name="Internet_20_link" text:visited-style-name="Visited_20_Internet_20_Link">[15]</text:a><text:bookmark text:name="cite_ref-16"/><text:a xlink:type="simple" xlink:href="https://en.wikipedia.org/wiki/Trent_Alexander-Arnold#cite_note-16" text:style-name="Internet_20_link" text:visited-style-name="Visited_20_Internet_20_Link">[16]</text:a> In the intervening period, at the age of 14, he left St. Mary's to enroll at <text:a xlink:type="simple" xlink:href="https://en.wikipedia.org/wiki/Rainhill_High_School" text:style-name="Internet_20_link" text:visited-style-name="Visited_20_Internet_20_Link">Rainhill High School</text:a>, an educational institution which shares an affiliation with the football club.<text:bookmark text:name="cite_ref-RB_17-0"/><text:a xlink:type="simple" xlink:href="https://en.wikipedia.org/wiki/Trent_Alexander-Arnold#cite_note-RB-17" text:style-name="Internet_20_link" text:visited-style-name="Visited_20_Internet_20_Link">[17]</text:a> </text:p>
      <text:p text:style-name="Text_20_body">During his time in Liverpool's academy, Alexander-Arnold converted from a <text:a xlink:type="simple" xlink:href="https://en.wikipedia.org/wiki/Wide_midfielder" text:style-name="Internet_20_link" text:visited-style-name="Visited_20_Internet_20_Link">wide midfielder</text:a> to a right-back.<text:bookmark text:name="cite_ref-Dream-Factory-Excerpt_18-0"/><text:a xlink:type="simple" xlink:href="https://en.wikipedia.org/wiki/Trent_Alexander-Arnold#cite_note-Dream-Factory-Excerpt-18" text:style-name="Internet_20_link" text:visited-style-name="Visited_20_Internet_20_Link">[18]</text:a> It was the position that offered him the clearest path to the first team and he excelled in his new role, being singled out by former Liverpool captain <text:a xlink:type="simple" xlink:href="https://en.wikipedia.org/wiki/Steven_Gerrard" text:style-name="Internet_20_link" text:visited-style-name="Visited_20_Internet_20_Link">Steven Gerrard</text:a>, who tipped him to have a bright future at the club in his autobiography.<text:bookmark text:name="cite_ref-JPA_12-1"/><text:a xlink:type="simple" xlink:href="https://en.wikipedia.org/wiki/Trent_Alexander-Arnold#cite_note-JPA-12" text:style-name="Internet_20_link" text:visited-style-name="Visited_20_Internet_20_Link">[12]</text:a><text:bookmark text:name="cite_ref-19"/><text:a xlink:type="simple" xlink:href="https://en.wikipedia.org/wiki/Trent_Alexander-Arnold#cite_note-19" text:style-name="Internet_20_link" text:visited-style-name="Visited_20_Internet_20_Link">[19]</text:a> As a result of his rapid progression, and in the buildup to the <text:a xlink:type="simple" xlink:href="https://en.wikipedia.org/wiki/2015–16_Liverpool_F.C._season" text:style-name="Internet_20_link" text:visited-style-name="Visited_20_Internet_20_Link">2015–16 season</text:a>, Alexander-Arnold was selected in the first team squad by <text:a xlink:type="simple" xlink:href="https://en.wikipedia.org/wiki/Manager_(association_football)" text:style-name="Internet_20_link" text:visited-style-name="Visited_20_Internet_20_Link">manager</text:a> <text:a xlink:type="simple" xlink:href="https://en.wikipedia.org/wiki/Brendan_Rodgers" text:style-name="Internet_20_link" text:visited-style-name="Visited_20_Internet_20_Link">Brendan Rodgers</text:a> for the team's final pre-season <text:a xlink:type="simple" xlink:href="https://en.wikipedia.org/wiki/Friendly_(association_football)" text:style-name="Internet_20_link" text:visited-style-name="Visited_20_Internet_20_Link">friendly</text:a> against <text:a xlink:type="simple" xlink:href="https://en.wikipedia.org/wiki/Swindon_Town_F.C." text:style-name="Internet_20_link" text:visited-style-name="Visited_20_Internet_20_Link">Swindon Town</text:a> where he marked his unofficial debut for the club in a 2–1 win.<text:bookmark text:name="cite_ref-20"/><text:a xlink:type="simple" xlink:href="https://en.wikipedia.org/wiki/Trent_Alexander-Arnold#cite_note-20" text:style-name="Internet_20_link" text:visited-style-name="Visited_20_Internet_20_Link">[20]</text:a><text:bookmark text:name="cite_ref-21"/><text:a xlink:type="simple" xlink:href="https://en.wikipedia.org/wiki/Trent_Alexander-Arnold#cite_note-21" text:style-name="Internet_20_link" text:visited-style-name="Visited_20_Internet_20_Link">[21]</text:a> </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0T07:29:46.922300269</meta:creation-date>
    <dc:date>2023-06-10T07:38:47.424469189</dc:date>
    <meta:editing-duration>PT9M1S</meta:editing-duration>
    <meta:editing-cycles>1</meta:editing-cycles>
    <meta:document-statistic meta:table-count="0" meta:image-count="0" meta:object-count="0" meta:page-count="1" meta:paragraph-count="6" meta:word-count="573" meta:character-count="3395" meta:non-whitespace-character-count="2829"/>
    <meta:generator>LibreOffice/7.3.7.2$Linux_X86_64 LibreOffice_project/30$Build-2</meta:generator>
  </office:meta>
</office:document-meta>
</file>